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office:value-type="string" calcext:value-type="string">
            <text:p>polygon mo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office:value-type="string" calcext:value-type="string">
            <text:p>photodiode, polygon inpu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office:value-type="string" calcext:value-type="string">
            <text:p>laserdiode, f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Koh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 HOUSE</text:p>
          </table:table-cell>
          <table:table-cell table:style-name="ce4" office:value-type="string" calcext:value-type="string">
            <text:p>IC-HKB-S08-TP</text:p>
          </table:table-cell>
          <table:table-cell table:style-name="Default"/>
          <table:table-cell office:value-type="string" calcext:value-type="string">
            <text:p>laserdriver only sold via resellers, price is in the order of 7 eur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 office:value-type="string" calcext:value-type="string">
            <text:p>flyback diode fan</text:p>
          </table:table-cell>
          <table:table-cell/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0" office:value-type="string" calcext:value-type="string">
            <text:p>MC-254-10-00-ST-DIP </text:p>
          </table:table-cell>
          <table:table-cell table:style-name="ce6" office:value-type="string" calcext:value-type="string">
            <text:p><text:a xlink:href="http://www.farnell.com/datasheets/2602723.pdf" xlink:type="simple">2843527</text:a></text:p>
          </table:table-cell>
          <table:table-cell office:value-type="string" calcext:value-type="string">
            <text:p>header mal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dc 10 pin ribbon cable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23:55:13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7-23T00:10:53.623000000</dc:date>
    <meta:editing-duration>PT9H10M44S</meta:editing-duration>
    <meta:editing-cycles>55</meta:editing-cycles>
    <meta:generator>LibreOffice/6.1.4.2$Windows_X86_64 LibreOffice_project/9d0f32d1f0b509096fd65e0d4bec26ddd1938fd3</meta:generator>
    <meta:document-statistic meta:table-count="1" meta:cell-count="81" meta:object-count="0"/>
  </office:meta>
</office:document-meta>
</file>